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hannelparameters" style:family="table">
      <style:table-properties style:width="7.0639in" fo:margin-left="0in" table:align="left"/>
    </style:style>
    <style:style style:name="Channelparameters.A" style:family="table-column">
      <style:table-column-properties style:column-width="2.5653in"/>
    </style:style>
    <style:style style:name="Channelparameters.B" style:family="table-column">
      <style:table-column-properties style:column-width="1.9986in"/>
    </style:style>
    <style:style style:name="Channelparameters.C" style:family="table-column">
      <style:table-column-properties style:column-width="2.5in"/>
    </style:style>
    <style:style style:name="Channelparameters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nelparameters.C1" style:family="table-cell">
      <style:table-cell-properties fo:padding="0.0382in" fo:border="0.05pt solid #000000"/>
    </style:style>
    <style:style style:name="Channelparameters.A2" style:family="table-cell">
      <style:table-cell-properties fo:padding="0.0382in" fo:border-left="0.05pt solid #000000" fo:border-right="none" fo:border-top="none" fo:border-bottom="0.05pt solid #000000"/>
    </style:style>
    <style:style style:name="Channelparameters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1222in" fo:margin-left="0in" table:align="left"/>
    </style:style>
    <style:style style:name="Table1.A" style:family="table-column">
      <style:table-column-properties style:column-width="2.5653in"/>
    </style:style>
    <style:style style:name="Table1.B" style:family="table-column">
      <style:table-column-properties style:column-width="1.9986in"/>
    </style:style>
    <style:style style:name="Table1.C" style:family="table-column">
      <style:table-column-properties style:column-width="2.558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403in" fo:margin-left="0in" table:align="left"/>
    </style:style>
    <style:style style:name="Table2.A" style:family="table-column">
      <style:table-column-properties style:column-width="2.5653in"/>
    </style:style>
    <style:style style:name="Table2.B" style:family="table-column">
      <style:table-column-properties style:column-width="1.9986in"/>
    </style:style>
    <style:style style:name="Table2.C" style:family="table-column">
      <style:table-column-properties style:column-width="2.37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ef56" officeooo:paragraph-rsid="0004ef56"/>
    </style:style>
    <style:style style:name="P2" style:family="paragraph" style:parent-style-name="Standard">
      <style:text-properties officeooo:rsid="0004ef56" officeooo:paragraph-rsid="000974f7"/>
    </style:style>
    <style:style style:name="P3" style:family="paragraph" style:parent-style-name="Standard">
      <style:text-properties officeooo:rsid="00065d08" officeooo:paragraph-rsid="00065d08"/>
    </style:style>
    <style:style style:name="P4" style:family="paragraph" style:parent-style-name="Standard">
      <style:text-properties officeooo:rsid="00065d08" officeooo:paragraph-rsid="000974f7"/>
    </style:style>
    <style:style style:name="P5" style:family="paragraph" style:parent-style-name="Standard">
      <style:text-properties officeooo:rsid="00065d08" officeooo:paragraph-rsid="0013f8c7"/>
    </style:style>
    <style:style style:name="P6" style:family="paragraph" style:parent-style-name="Standard">
      <style:text-properties officeooo:rsid="000974f7" officeooo:paragraph-rsid="000974f7"/>
    </style:style>
    <style:style style:name="P7" style:family="paragraph" style:parent-style-name="Standard">
      <style:text-properties officeooo:rsid="000c9a56" officeooo:paragraph-rsid="000c9a56"/>
    </style:style>
    <style:style style:name="P8" style:family="paragraph" style:parent-style-name="Standard">
      <style:text-properties officeooo:rsid="000c9a56" officeooo:paragraph-rsid="0013f8c7"/>
    </style:style>
    <style:style style:name="P9" style:family="paragraph" style:parent-style-name="Standard">
      <style:text-properties officeooo:rsid="000c9a56" officeooo:paragraph-rsid="0015020e"/>
    </style:style>
    <style:style style:name="P10" style:family="paragraph" style:parent-style-name="Standard">
      <style:text-properties officeooo:rsid="000c9a56" officeooo:paragraph-rsid="0015704e"/>
    </style:style>
    <style:style style:name="P11" style:family="paragraph" style:parent-style-name="Standard">
      <style:text-properties officeooo:rsid="000c9a56" officeooo:paragraph-rsid="00166c6e"/>
    </style:style>
    <style:style style:name="P12" style:family="paragraph" style:parent-style-name="Standard">
      <style:text-properties officeooo:rsid="0013f8c7" officeooo:paragraph-rsid="0013f8c7"/>
    </style:style>
    <style:style style:name="P13" style:family="paragraph" style:parent-style-name="Standard">
      <style:text-properties officeooo:rsid="0011344e" officeooo:paragraph-rsid="000e079b"/>
    </style:style>
    <style:style style:name="P14" style:family="paragraph" style:parent-style-name="Table_20_Contents">
      <style:text-properties officeooo:rsid="00065d08" officeooo:paragraph-rsid="00065d08"/>
    </style:style>
    <style:style style:name="P15" style:family="paragraph" style:parent-style-name="Table_20_Contents">
      <style:text-properties officeooo:rsid="00065d08" officeooo:paragraph-rsid="0006afc5"/>
    </style:style>
    <style:style style:name="P16" style:family="paragraph" style:parent-style-name="Table_20_Contents">
      <style:text-properties officeooo:rsid="00065d08" officeooo:paragraph-rsid="000974f7"/>
    </style:style>
    <style:style style:name="P17" style:family="paragraph" style:parent-style-name="Table_20_Contents">
      <style:text-properties officeooo:rsid="00065d08" officeooo:paragraph-rsid="000b23a5"/>
    </style:style>
    <style:style style:name="P18" style:family="paragraph" style:parent-style-name="Table_20_Contents">
      <style:text-properties officeooo:rsid="00065d08" officeooo:paragraph-rsid="0010383f"/>
    </style:style>
    <style:style style:name="P19" style:family="paragraph" style:parent-style-name="Table_20_Contents">
      <style:text-properties officeooo:rsid="00065d08" officeooo:paragraph-rsid="00115704"/>
    </style:style>
    <style:style style:name="P20" style:family="paragraph" style:parent-style-name="Table_20_Contents">
      <style:text-properties officeooo:rsid="00065d08" officeooo:paragraph-rsid="0013f8c7"/>
    </style:style>
    <style:style style:name="P21" style:family="paragraph" style:parent-style-name="Table_20_Contents">
      <style:text-properties officeooo:rsid="00065d08" officeooo:paragraph-rsid="0015020e"/>
    </style:style>
    <style:style style:name="P22" style:family="paragraph" style:parent-style-name="Table_20_Contents">
      <style:text-properties officeooo:rsid="00065d08" officeooo:paragraph-rsid="0015704e"/>
    </style:style>
    <style:style style:name="P23" style:family="paragraph" style:parent-style-name="Table_20_Contents">
      <style:text-properties officeooo:rsid="000748be" officeooo:paragraph-rsid="000748be"/>
    </style:style>
    <style:style style:name="P24" style:family="paragraph" style:parent-style-name="Table_20_Contents">
      <style:text-properties officeooo:rsid="000748be" officeooo:paragraph-rsid="000974f7"/>
    </style:style>
    <style:style style:name="P25" style:family="paragraph" style:parent-style-name="Table_20_Contents">
      <style:text-properties officeooo:rsid="000748be" officeooo:paragraph-rsid="0013f8c7"/>
    </style:style>
    <style:style style:name="P26" style:family="paragraph" style:parent-style-name="Table_20_Contents">
      <style:text-properties officeooo:rsid="0007b810" officeooo:paragraph-rsid="0007b810"/>
    </style:style>
    <style:style style:name="P27" style:family="paragraph" style:parent-style-name="Table_20_Contents">
      <style:text-properties officeooo:rsid="0007b810" officeooo:paragraph-rsid="000974f7"/>
    </style:style>
    <style:style style:name="P28" style:family="paragraph" style:parent-style-name="Table_20_Contents">
      <style:text-properties officeooo:rsid="0007b810" officeooo:paragraph-rsid="0013f8c7"/>
    </style:style>
    <style:style style:name="P29" style:family="paragraph" style:parent-style-name="Table_20_Contents">
      <style:text-properties officeooo:rsid="0011344e" officeooo:paragraph-rsid="0011344e"/>
    </style:style>
    <style:style style:name="P30" style:family="paragraph" style:parent-style-name="Table_20_Contents">
      <style:text-properties officeooo:rsid="0011344e" officeooo:paragraph-rsid="0013f8c7"/>
    </style:style>
    <style:style style:name="T1" style:family="text">
      <style:text-properties officeooo:rsid="00065d08"/>
    </style:style>
    <style:style style:name="T2" style:family="text">
      <style:text-properties officeooo:rsid="0006afc5"/>
    </style:style>
    <style:style style:name="T3" style:family="text">
      <style:text-properties officeooo:rsid="0007b810"/>
    </style:style>
    <style:style style:name="T4" style:family="text">
      <style:text-properties officeooo:rsid="000974f7"/>
    </style:style>
    <style:style style:name="T5" style:family="text">
      <style:text-properties officeooo:rsid="000ea967"/>
    </style:style>
    <style:style style:name="T6" style:family="text">
      <style:text-properties officeooo:rsid="0011344e"/>
    </style:style>
    <style:style style:name="T7" style:family="text">
      <style:text-properties officeooo:rsid="0014634a"/>
    </style:style>
    <style:style style:name="T8" style:family="text">
      <style:text-properties officeooo:rsid="0015704e"/>
    </style:style>
    <style:style style:name="T9" style:family="text">
      <style:text-properties officeooo:rsid="00166c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nels (including synapses)</text:p>
      <text:p text:style-name="P3"/>
      <text:p text:style-name="P3">I = G*(V-E), where G = Gmax*M^pm*H^ph;</text:p>
      <text:p text:style-name="P3"/>
      <text:p text:style-name="P3"><text:tab/>Channel parameters</text:p>
      <table:table table:name="Channelparameters" table:style-name="Channelparameters">
        <table:table-column table:style-name="Channelparameters.A"/>
        <table:table-column table:style-name="Channelparameters.B"/>
        <table:table-column table:style-name="Channelparameters.C"/>
        <table:table-row>
          <table:table-cell table:style-name="Channelparameters.A1" office:value-type="string">
            <text:p text:style-name="P14">Local parameters</text:p>
          </table:table-cell>
          <table:table-cell table:style-name="Channelparameters.A1" office:value-type="string">
            <text:p text:style-name="P14">Global (shared) parameters</text:p>
          </table:table-cell>
          <table:table-cell table:style-name="Channelparameters.C1" office:value-type="string">
            <text:p text:style-name="P23">Common parameters</text:p>
          </table:table-cell>
        </table:table-row>
        <table:table-row>
          <table:table-cell table:style-name="Channelparameters.A2" office:value-type="string">
            <text:p text:style-name="P14">Gmax (generate once, <text:span text:style-name="T2">different for<text:line-break/> <text:s text:c="11"/>different channel</text:span>)</text:p>
            <text:p text:style-name="P14">G <text:s text:c="7"/>(calculate every step)</text:p>
            <text:p text:style-name="P14">GE <text:s text:c="5"/>(calculate every step)</text:p>
            <text:p text:style-name="P14">I <text:s text:c="9"/>(calculate every step)</text:p>
            <text:p text:style-name="P14"/>
            <text:p text:style-name="P14">M <text:s text:c="7"/>(calculate every step)</text:p>
            <text:p text:style-name="P14">H <text:s text:c="7"/>(calculate every step)</text:p>
            <text:p text:style-name="P15"/>
          </table:table-cell>
          <table:table-cell table:style-name="Channelparameters.A2" office:value-type="string">
            <text:p text:style-name="P14">V <text:s text:c="2"/>(calculate every step)</text:p>
            <text:p text:style-name="P14">E <text:s text:c="2"/>(calculate every step)</text:p>
            <text:p text:style-name="P26">In <text:s/>( <text:span text:style-name="T1">calculate every step</text:span>)</text:p>
          </table:table-cell>
          <table:table-cell table:style-name="Channelparameters.C2" office:value-type="string">
            <text:p text:style-name="P23">Parameters such as half-voltage, slope, time constant, etc for gate variables<text:span text:style-name="T3"> which are related to specific type of ions channel.</text:span></text:p>
            <text:p text:style-name="P22">pm <text:s text:c="5"/>(generate once, <text:span text:style-name="T2">different<text:line-break/> <text:s text:c="11"/>for different channels type</text:span>)</text:p>
            <text:p text:style-name="P22">ph <text:s text:c="6"/>(generate once, <text:span text:style-name="T2">different for<text:line-break/> <text:s text:c="11"/>different channels type</text:span>)</text:p>
          </table:table-cell>
        </table:table-row>
        <table:table-row>
          <table:table-cell table:style-name="Channelparameters.A2" office:value-type="string">
            <text:p text:style-name="P14"/>
          </table:table-cell>
          <table:table-cell table:style-name="Channelparameters.A2" office:value-type="string">
            <text:p text:style-name="P14"/>
          </table:table-cell>
          <table:table-cell table:style-name="Channelparameters.C2" office:value-type="string">
            <text:p text:style-name="P14"/>
          </table:table-cell>
        </table:table-row>
      </table:table>
      <text:p text:style-name="P3"/>
      <text:p text:style-name="P2"/>
      <text:p text:style-name="P2"/>
      <text:p text:style-name="P6">Ions dynapcis</text:p>
      <text:p text:style-name="P4"/>
      <text:p text:style-name="P6">E = Rtfz*ln( Out/In)</text:p>
      <text:p text:style-name="P7">T*dIn/dt = -Rchan*Ichan-Rpump*Ipump</text:p>
      <text:p text:style-name="P10">Ichan <text:span text:style-name="T8">= SUM( G*(V-E))</text:span></text:p>
      <text:p text:style-name="P11">Ipump <text:span text:style-name="T9">= ???</text:span></text:p>
      <text:p text:style-name="P4"/>
      <text:p text:style-name="P4"><text:tab/>Channel parameter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Local parameters</text:p>
          </table:table-cell>
          <table:table-cell table:style-name="Table1.A1" office:value-type="string">
            <text:p text:style-name="P16">Global (shared) parameters</text:p>
          </table:table-cell>
          <table:table-cell table:style-name="Table1.C1" office:value-type="string">
            <text:p text:style-name="P24">Common parameters</text:p>
          </table:table-cell>
        </table:table-row>
        <table:table-row>
          <table:table-cell table:style-name="Table1.A2" office:value-type="string">
            <text:p text:style-name="P17"><text:span text:style-name="T4">E <text:s text:c="6"/></text:span><text:s text:c="2"/>(calculate every step)</text:p>
            <text:p text:style-name="P16"><text:span text:style-name="T4">In <text:s/></text:span><text:s text:c="6"/>(calculate every step)</text:p>
            <text:p text:style-name="P16"><text:span text:style-name="T4">Out</text:span> <text:s text:c="5"/>(calculate every step)</text:p>
            <text:p text:style-name="P13"/>
            <text:p text:style-name="P29">Ichan <text:s text:c="2"/><text:span text:style-name="T1">(calculate every step)</text:span></text:p>
            <text:p text:style-name="P29">Ipump <text:span text:style-name="T1">(calculate every step)</text:span></text:p>
            <text:p text:style-name="P18"><text:span text:style-name="T5">Rchan</text:span> <text:s/>(generate once, <text:span text:style-name="T2">different for<text:line-break/> <text:s text:c="13"/>different ions type or<text:line-break/> <text:s text:c="13"/></text:span>calculate every step)</text:p>
            <text:p text:style-name="P21"><text:span text:style-name="T5">Rpump</text:span> (generate once, <text:span text:style-name="T2">different for<text:line-break/> <text:s text:c="13"/>different ions type or<text:line-break/> <text:s text:c="13"/></text:span>calculate every step )</text:p>
            <text:p text:style-name="P19"/>
            <text:p text:style-name="P19"/>
          </table:table-cell>
          <table:table-cell table:style-name="Table1.A2" office:value-type="string">
            <text:p text:style-name="P16"><text:span text:style-name="T6">G</text:span> <text:s text:c="2"/>(calculate every step)</text:p>
            <text:p text:style-name="P16">E <text:s text:c="2"/>(calculate every step)</text:p>
            <text:p text:style-name="P27">In <text:s/>( <text:span text:style-name="T1">calculate every step</text:span>)</text:p>
          </table:table-cell>
          <table:table-cell table:style-name="Table1.C2" office:value-type="string">
            <text:p text:style-name="P24">Parameters such as time constant<text:span text:style-name="T6">s</text:span>, etc for <text:span text:style-name="T6">ions dynamics which are related to specific type of ions.</text:span></text:p>
            <text:p text:style-name="P9">T <text:s text:c="9"/><text:span text:style-name="T1">(generate once, different<text:line-break/> <text:s text:c="12"/>for different type of ions)</text:span></text:p>
            <text:p text:style-name="P21"><text:span text:style-name="T4">RTFz</text:span> <text:s text:c="2"/>(generate once, <text:span text:style-name="T2">different<text:line-break/> <text:s text:c="12"/>for different channels type</text:span>)</text:p>
          </table:table-cell>
        </table:table-row>
      </table:table>
      <text:p text:style-name="P4"/>
      <text:p text:style-name="P4"/>
      <text:p text:style-name="P4"/>
      <text:p text:style-name="P4"/>
      <text:p text:style-name="P12">Membrane potential</text:p>
      <text:p text:style-name="P5"><text:soft-page-break/></text:p>
      <text:p text:style-name="P8"><text:s/><text:span text:style-name="T7">C</text:span>*d<text:span text:style-name="T7">V</text:span>/d<text:span text:style-name="T7">t</text:span> = -<text:span text:style-name="T7">SUM( G*(V-E))+SUM(I)</text:span></text:p>
      <text:p text:style-name="P5"/>
      <text:p text:style-name="P5"><text:tab/>Channel parameter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Local parameters</text:p>
          </table:table-cell>
          <table:table-cell table:style-name="Table2.A1" office:value-type="string">
            <text:p text:style-name="P20">Global (shared) parameters</text:p>
          </table:table-cell>
          <table:table-cell table:style-name="Table2.C1" office:value-type="string">
            <text:p text:style-name="P25">Common parameters</text:p>
          </table:table-cell>
        </table:table-row>
        <table:table-row>
          <table:table-cell table:style-name="Table2.A2" office:value-type="string">
            <text:p text:style-name="P20"><text:span text:style-name="T7">V <text:s text:c="5"/></text:span><text:s text:c="2"/>(calculate every step)</text:p>
            <text:p text:style-name="P8"><text:span text:style-name="T7">C</text:span> <text:s text:c="8"/><text:span text:style-name="T1">(generate once, different for<text:line-break/> <text:s text:c="12"/>different type of cell)</text:span></text:p>
            <text:p text:style-name="P20"/>
          </table:table-cell>
          <table:table-cell table:style-name="Table2.A2" office:value-type="string">
            <text:p text:style-name="P20"><text:span text:style-name="T6">G</text:span> <text:s text:c="2"/>(calculate every step)</text:p>
            <text:p text:style-name="P20">E <text:s text:c="2"/>(calculate every step)</text:p>
            <text:p text:style-name="P28">I <text:s text:c="3"/>( <text:span text:style-name="T1">calculate every step</text:span>)</text:p>
          </table:table-cell>
          <table:table-cell table:style-name="Table2.C2" office:value-type="string">
            <text:p text:style-name="P25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Markin</meta:initial-creator>
    <meta:creation-date>2015-06-29T13:36:55.726972673</meta:creation-date>
    <dc:date>2015-06-29T15:25:50.784909063</dc:date>
    <dc:creator>Sergey Markin</dc:creator>
    <meta:editing-duration>PT1H48M3S</meta:editing-duration>
    <meta:editing-cycles>18</meta:editing-cycles>
    <meta:generator>LibreOffice/4.2.8.2$Linux_X86_64 LibreOffice_project/420m0$Build-2</meta:generator>
    <meta:document-statistic meta:table-count="3" meta:image-count="0" meta:object-count="0" meta:page-count="2" meta:paragraph-count="51" meta:word-count="253" meta:character-count="1917" meta:non-whitespace-character-count="1468"/>
  </office:meta>
</office:document-meta>
</file>